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ff23"/>
    </style:style>
    <style:style style:name="P2" style:family="paragraph" style:parent-style-name="Standard">
      <style:text-properties fo:font-size="16pt" officeooo:paragraph-rsid="0018ff23" style:font-size-asian="16pt" style:font-size-complex="16pt"/>
    </style:style>
    <style:style style:name="P3" style:family="paragraph" style:parent-style-name="Standard">
      <style:text-properties fo:font-size="24pt" officeooo:paragraph-rsid="0018ff23" style:font-size-asian="24pt" style:font-size-complex="24pt"/>
    </style:style>
    <style:style style:name="T1" style:family="text">
      <style:text-properties officeooo:rsid="0018ff23"/>
    </style:style>
    <style:style style:name="T2" style:family="text">
      <style:text-properties fo:font-style="italic" officeooo:rsid="0018ff2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isciplina de Sistemas Reativos</text:span></text:p>
      <text:p text:style-name="P2"><text:span text:style-name="T1"/></text:p>
      <text:p text:style-name="P2"><text:span text:style-name="T1"/></text:p>
      <text:p text:style-name="P2"><text:span text:style-name="T1">Sistemas reativos interagem continuamente com o ambiente sob os quais estão inseridos. Eles representam um campo amplo de aplicações e plataformas de hardware: de jogos eletrônicos em </text:span><text:span text:style-name="T2">desktops</text:span><text:span text:style-name="T1">, passando por </text:span><text:span text:style-name="T2">apps</text:span><text:span text:style-name="T1"> em celulares inteligentes, até a emergente internet das coisas em sistemas embarcados.</text:span></text:p>
      <text:p text:style-name="P2"><text:span text:style-name="T1"/></text:p>
      <text:p text:style-name="P2"><text:span text:style-name="T1">Neste curso iremos abordar os sistemas reativos sob os diversos aspectos de software: modelos de concorrência, linguagens, técnicas de programação, e aplicações em diferentes plataformas.</text:span></text:p>
      <text:p text:style-name="P2"><text:span text:style-name="T1"/></text:p>
      <text:p text:style-name="P2"><text:span text:style-name="T1"/></text:p>
      <text:p text:style-name="P2"><text:span text:style-name="T1">Ementa: Sistemas Reativos, Modelos de Concorrência Síncrono e Assíncrono, Padrão </text:span><text:span text:style-name="T2">Observer</text:span><text:span text:style-name="T1">, Máquinas de Estado, Corrotinas, Programação Reativa Funcional, Jogos, Arduino, Redes de Sensores sem Fio, Proje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09:58:52</meta:creation-date>
    <meta:print-date>2014-07-22T10:00:49</meta:print-date>
    <dc:date>2014-07-22T10:01:12</dc:date>
    <meta:editing-duration>P0D</meta:editing-duration>
    <meta:editing-cycles>1</meta:editing-cycles>
    <meta:document-statistic meta:table-count="0" meta:image-count="0" meta:object-count="0" meta:page-count="1" meta:paragraph-count="4" meta:word-count="98" meta:character-count="721" meta:non-whitespace-character-count="627"/>
    <meta:generator>LibreOffice/4.0.2.2$Linux_X86_64 LibreOffice_project/400m0$Build-2</meta:generator>
  </office:meta>
</office:document-meta>
</file>